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453.51pt" svg:height="255.09pt" svg:x="548.36pt" svg:y="34.47pt">
            <draw:object draw:notify-on-update-of-ranges="Planilha1.A1:Planilha1.A1 Planilha1.A2:Planilha1.A12 Planilha1.B1:Planilha1.B1 Planilha1.B2:Planilha1.B12 Planilha1.C1:Planilha1.C1 Planilha1.C2:Planilha1.C12 Planilha1.D1:Planilha1.D1 Planilha1.D2:Planilha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7.21pt" svg:y="317.57pt">
            <draw:object draw:notify-on-update-of-ranges="Planilha1.A1:Planilha1.A1 Planilha1.A2:Planilha1.A12 Planilha1.D1:Planilha1.D1 Planilha1.D2:Planilha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1" office:value-type="string" calcext:value-type="string">
            <text:p>Elasticity OFF (ms)</text:p>
          </table:table-cell>
          <table:table-cell table:style-name="ce1" office:value-type="string" calcext:value-type="string">
            <text:p>Elasticity ON (ms)</text:p>
          </table:table-cell>
          <table:table-cell table:style-name="ce1" office:value-type="string" calcext:value-type="string">
            <text:p>Overhead (ms)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.603" calcext:value-type="float">
            <text:p>110.603</text:p>
          </table:table-cell>
          <table:table-cell office:value-type="float" office:value="110.576" calcext:value-type="float">
            <text:p>110.576</text:p>
          </table:table-cell>
          <table:table-cell table:formula="of:=[.C2]-[.B2]" office:value-type="float" office:value="-0.027000000000001" calcext:value-type="float">
            <text:p>-0.02700000000000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3.49351" calcext:value-type="float">
            <text:p>863.49351</text:p>
          </table:table-cell>
          <table:table-cell office:value-type="float" office:value="864.28402" calcext:value-type="float">
            <text:p>864.28402</text:p>
          </table:table-cell>
          <table:table-cell table:formula="of:=[.C3]-[.B3]" office:value-type="float" office:value="0.79051000000004" calcext:value-type="float">
            <text:p>0.79051000000004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2.51774" calcext:value-type="float">
            <text:p>1652.51774</text:p>
          </table:table-cell>
          <table:table-cell office:value-type="float" office:value="1664.99556" calcext:value-type="float">
            <text:p>1664.99556</text:p>
          </table:table-cell>
          <table:table-cell table:formula="of:=[.C4]-[.B4]" office:value-type="float" office:value="12.4778200000001" calcext:value-type="float">
            <text:p>12.4778200000001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76.36506333333" calcext:value-type="float">
            <text:p>2476.36506333333</text:p>
          </table:table-cell>
          <table:table-cell office:value-type="float" office:value="2481.01660666667" calcext:value-type="float">
            <text:p>2481.01660666667</text:p>
          </table:table-cell>
          <table:table-cell table:formula="of:=[.C5]-[.B5]" office:value-type="float" office:value="4.65154333334021" calcext:value-type="float">
            <text:p>4.65154333334021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34.07232858493" calcext:value-type="float">
            <text:p>3334.07232858493</text:p>
          </table:table-cell>
          <table:table-cell office:value-type="float" office:value="3335.9896025" calcext:value-type="float">
            <text:p>3335.9896025</text:p>
          </table:table-cell>
          <table:table-cell table:formula="of:=[.C6]-[.B6]" office:value-type="float" office:value="1.91727391506993" calcext:value-type="float">
            <text:p>1.91727391506993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01.273348" calcext:value-type="float">
            <text:p>4201.273348</text:p>
          </table:table-cell>
          <table:table-cell office:value-type="float" office:value="4214.116982785" calcext:value-type="float">
            <text:p>4214.116982785</text:p>
          </table:table-cell>
          <table:table-cell table:formula="of:=[.C7]-[.B7]" office:value-type="float" office:value="12.8436347850002" calcext:value-type="float">
            <text:p>12.8436347850002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61.79336298894" calcext:value-type="float">
            <text:p>5061.79336298894</text:p>
          </table:table-cell>
          <table:table-cell office:value-type="float" office:value="5076.71273166667" calcext:value-type="float">
            <text:p>5076.71273166667</text:p>
          </table:table-cell>
          <table:table-cell table:formula="of:=[.C8]-[.B8]" office:value-type="float" office:value="14.9193686777298" calcext:value-type="float">
            <text:p>14.9193686777298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96.58690714286" calcext:value-type="float">
            <text:p>5896.58690714286</text:p>
          </table:table-cell>
          <table:table-cell office:value-type="float" office:value="5937.51710714286" calcext:value-type="float">
            <text:p>5937.51710714286</text:p>
          </table:table-cell>
          <table:table-cell table:formula="of:=[.C9]-[.B9]" office:value-type="float" office:value="40.9302000000007" calcext:value-type="float">
            <text:p>40.9302000000007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739.04680625" calcext:value-type="float">
            <text:p>6739.04680625</text:p>
          </table:table-cell>
          <table:table-cell office:value-type="float" office:value="6739.05600625" calcext:value-type="float">
            <text:p>6739.05600625</text:p>
          </table:table-cell>
          <table:table-cell table:formula="of:=[.C10]-[.B10]" office:value-type="float" office:value="0.0091999999995096" calcext:value-type="float">
            <text:p>0.00919999999951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590.31913111111" calcext:value-type="float">
            <text:p>7590.31913111111</text:p>
          </table:table-cell>
          <table:table-cell office:value-type="float" office:value="7595.87421777778" calcext:value-type="float">
            <text:p>7595.87421777778</text:p>
          </table:table-cell>
          <table:table-cell table:formula="of:=[.C11]-[.B11]" office:value-type="float" office:value="5.55508666666992" calcext:value-type="float">
            <text:p>5.55508666666992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37.218454" calcext:value-type="float">
            <text:p>8437.218454</text:p>
          </table:table-cell>
          <table:table-cell office:value-type="float" office:value="8440.50132011881" calcext:value-type="float">
            <text:p>8440.50132011881</text:p>
          </table:table-cell>
          <table:table-cell table:formula="of:=[.C12]-[.B12]" office:value-type="float" office:value="3.28286611881049" calcext:value-type="float">
            <text:p>3.2828661188104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6:05:27.4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23:00.880000000</meta:creation-date>
    <dc:date>2020-06-05T17:08:00.538000000</dc:date>
    <meta:editing-duration>PT2H17M17S</meta:editing-duration>
    <meta:editing-cycles>3</meta:editing-cycles>
    <meta:generator>LibreOffice/6.0.3.2$Windows_X86_64 LibreOffice_project/8f48d515416608e3a835360314dac7e47fd0b821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ChartHatch_20_2" draw:fill-image-name="Wide_20_Downward_20_Diagonal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svg:stroke-width="0.025cm" draw:fill="hatch" draw:fill-color="#ffd320" draw:fill-hatch-name="ChartHatch_20_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3.121cm" svg:y="8.401cm" style:legend-expansion="wide" chart:style-name="ch2"/>
        <chart:plot-area chart:style-name="ch3" table:cell-range-address="Planilha1.A1:Planilha1.D12" chart:data-source-has-labels="both" svg:x="1.331cm" svg:y="0.18cm" svg:width="14.349cm" svg:height="6.876cm">
          <chartooo:coordinate-region svg:x="2.429cm" svg:y="0.379cm" svg:width="13.251cm" svg:height="6.478cm"/>
          <chart:axis chart:dimension="x" chart:name="primary-x" chart:style-name="ch4" chartooo:axis-type="auto">
            <chartooo:date-scale/>
            <chart:title svg:x="7.151cm" svg:y="7.236cm" chart:style-name="ch5">
              <text:p>Number of Clients</text:p>
            </chart:title>
            <chart:categories table:cell-range-address="Planilha1.A2:Planilha1.A12"/>
          </chart:axis>
          <chart:axis chart:dimension="y" chart:name="primary-y" chart:style-name="ch6">
            <chart:title svg:x="0.451cm" svg:y="5.117cm" chart:style-name="ch7">
              <text:p>Response time (ms)</text:p>
            </chart:title>
            <chart:grid chart:style-name="ch8" chart:class="major"/>
          </chart:axis>
          <chart:series chart:style-name="ch9" chart:values-cell-range-address="Planilha1.B2:Planilha1.B12" chart:label-cell-address="Planilha1.B1:Planilha1.B1" chart:class="chart:bar">
            <chart:data-point chart:repeated="11"/>
          </chart:series>
          <chart:series chart:style-name="ch10" chart:values-cell-range-address="Planilha1.C2:Planilha1.C12" chart:label-cell-address="Planilha1.C1:Planilha1.C1" chart:class="chart:bar">
            <chart:data-point chart:repeated="10"/>
            <chart:data-point chart:style-name="ch11"/>
          </chart:series>
          <chart:series chart:style-name="ch12" chart:values-cell-range-address="Planilha1.D2:Planilha1.D12" chart:label-cell-address="Planilha1.D1:Planilha1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sticity OFF (ms)</text:p>
                <draw:g>
                  <svg:desc>Planilha1.B1:Planilha1.B1</svg:desc>
                </draw:g>
              </table:table-cell>
              <table:table-cell office:value-type="string">
                <text:p>Elasticity ON (ms)</text:p>
                <draw:g>
                  <svg:desc>Planilha1.C1:Planilha1.C1</svg:desc>
                </draw:g>
              </table:table-cell>
              <table:table-cell office:value-type="string">
                <text:p>Overhead (m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110.603">
                <text:p>110.603</text:p>
                <draw:g>
                  <svg:desc>Planilha1.B2:Planilha1.B12</svg:desc>
                </draw:g>
              </table:table-cell>
              <table:table-cell office:value-type="float" office:value="110.576">
                <text:p>110.576</text:p>
                <draw:g>
                  <svg:desc>Planilha1.C2:Planilha1.C12</svg:desc>
                </draw:g>
              </table:table-cell>
              <table:table-cell office:value-type="float" office:value="-0.027000000000001">
                <text:p>-0.027000000000001</text:p>
                <draw:g>
                  <svg:desc>Planilha1.D2:Planilha1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3.49351">
                <text:p>863.49351</text:p>
              </table:table-cell>
              <table:table-cell office:value-type="float" office:value="864.28402">
                <text:p>864.28402</text:p>
              </table:table-cell>
              <table:table-cell office:value-type="float" office:value="0.79051000000004">
                <text:p>0.79051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52.51774">
                <text:p>1652.51774</text:p>
              </table:table-cell>
              <table:table-cell office:value-type="float" office:value="1664.99556">
                <text:p>1664.99556</text:p>
              </table:table-cell>
              <table:table-cell office:value-type="float" office:value="12.4778200000001">
                <text:p>12.47782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76.36506333333">
                <text:p>2476.36506333333</text:p>
              </table:table-cell>
              <table:table-cell office:value-type="float" office:value="2481.01660666667">
                <text:p>2481.01660666667</text:p>
              </table:table-cell>
              <table:table-cell office:value-type="float" office:value="4.65154333334021">
                <text:p>4.651543333340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34.07232858493">
                <text:p>3334.07232858493</text:p>
              </table:table-cell>
              <table:table-cell office:value-type="float" office:value="3335.9896025">
                <text:p>3335.9896025</text:p>
              </table:table-cell>
              <table:table-cell office:value-type="float" office:value="1.91727391506993">
                <text:p>1.917273915069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01.273348">
                <text:p>4201.273348</text:p>
              </table:table-cell>
              <table:table-cell office:value-type="float" office:value="4214.116982785">
                <text:p>4214.116982785</text:p>
              </table:table-cell>
              <table:table-cell office:value-type="float" office:value="12.8436347850002">
                <text:p>12.843634785000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61.79336298894">
                <text:p>5061.79336298894</text:p>
              </table:table-cell>
              <table:table-cell office:value-type="float" office:value="5076.71273166667">
                <text:p>5076.71273166667</text:p>
              </table:table-cell>
              <table:table-cell office:value-type="float" office:value="14.9193686777298">
                <text:p>14.91936867772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96.58690714286">
                <text:p>5896.58690714286</text:p>
              </table:table-cell>
              <table:table-cell office:value-type="float" office:value="5937.51710714286">
                <text:p>5937.51710714286</text:p>
              </table:table-cell>
              <table:table-cell office:value-type="float" office:value="40.9302000000007">
                <text:p>40.93020000000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39.04680625">
                <text:p>6739.04680625</text:p>
              </table:table-cell>
              <table:table-cell office:value-type="float" office:value="6739.05600625">
                <text:p>6739.05600625</text:p>
              </table:table-cell>
              <table:table-cell office:value-type="float" office:value="0.0091999999995096">
                <text:p>0.00919999999950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590.31913111111">
                <text:p>7590.31913111111</text:p>
              </table:table-cell>
              <table:table-cell office:value-type="float" office:value="7595.87421777778">
                <text:p>7595.87421777778</text:p>
              </table:table-cell>
              <table:table-cell office:value-type="float" office:value="5.55508666666992">
                <text:p>5.55508666666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437.218454">
                <text:p>8437.218454</text:p>
              </table:table-cell>
              <table:table-cell office:value-type="float" office:value="8440.50132011881">
                <text:p>8440.50132011881</text:p>
              </table:table-cell>
              <table:table-cell office:value-type="float" office:value="3.28286611881049">
                <text:p>3.28286611881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ChartHatch_20_1" draw:display-name="ChartHatch 1" draw:style="single" draw:color="#000000" draw:distance="0.102cm" draw:rotation="450"/>
    <draw:hatch draw:name="ChartHatch_20_2" draw:display-name="ChartHatch 2" draw:style="single" draw:color="#000000" draw:distance="0.051cm" draw:rotation="450"/>
    <draw:hatch draw:name="ChartHatch_20_3" draw:display-name="ChartHatch 3" draw:style="single" draw:color="#000000" draw:distance="0.051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9cm" svg:y="8.401cm" style:legend-expansion="wide" chart:style-name="ch2"/>
        <chart:plot-area chart:style-name="ch3" table:cell-range-address="Planilha1.A1:Planilha1.A12 Planilha1.D1:Planilha1.D12" chart:data-source-has-labels="both" svg:x="1.331cm" svg:y="0.18cm" svg:width="14.349cm" svg:height="6.876cm">
          <chartooo:coordinate-region svg:x="1.952cm" svg:y="0.379cm" svg:width="13.728cm" svg:height="6.478cm"/>
          <chart:axis chart:dimension="x" chart:name="primary-x" chart:style-name="ch4" chartooo:axis-type="auto">
            <chartooo:date-scale/>
            <chart:title svg:x="7.191cm" svg:y="7.236cm" chart:style-name="ch5">
              <text:p>Number of clients</text:p>
            </chart:title>
            <chart:categories table:cell-range-address="Planilha1.A2:Planilha1.A12"/>
          </chart:axis>
          <chart:axis chart:dimension="y" chart:name="primary-y" chart:style-name="ch6">
            <chart:title svg:x="0.451cm" svg:y="5.117cm" chart:style-name="ch7">
              <text:p>Response time (ms)</text:p>
            </chart:title>
            <chart:grid chart:style-name="ch8" chart:class="major"/>
          </chart:axis>
          <chart:series chart:style-name="ch9" chart:values-cell-range-address="Planilha1.D2:Planilha1.D12" chart:label-cell-address="Planilha1.D1:Planilha1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 (m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-0.027000000000001">
                <text:p>-0.027000000000001</text:p>
                <draw:g>
                  <svg:desc>Planilha1.D2:Planilha1.D1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051000000004">
                <text:p>0.79051000000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.4778200000001">
                <text:p>12.47782000000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65154333334021">
                <text:p>4.651543333340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91727391506993">
                <text:p>1.917273915069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.8436347850002">
                <text:p>12.843634785000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.9193686777298">
                <text:p>14.91936867772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0.9302000000007">
                <text:p>40.93020000000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91999999995096">
                <text:p>0.00919999999950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.55508666666992">
                <text:p>5.555086666669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28286611881049">
                <text:p>3.28286611881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